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30pt" fo:font-weight="bold" style:font-size-asian="30pt" style:font-weight-asian="bold" style:font-size-complex="30pt" style:font-weight-complex="bold"/>
    </style:style>
    <style:style style:name="P3" style:family="paragraph" style:parent-style-name="Standard">
      <style:paragraph-properties fo:margin-top="0cm" fo:margin-bottom="0cm" loext:contextual-spacing="false" fo:text-align="start"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margin-top="0cm" fo:margin-bottom="0cm" loext:contextual-spacing="false"/>
      <style:text-properties fo:font-weight="bold" style:font-weight-asian="bold" style:font-weight-complex="bold"/>
    </style:style>
    <style:style style:name="P5" style:family="paragraph" style:parent-style-name="Standard">
      <style:paragraph-properties fo:margin-top="0cm" fo:margin-bottom="0cm" loext:contextual-spacing="false" fo:text-align="center" style:justify-single-word="false"/>
      <style:text-properties fo:font-weight="bold" style:font-weight-asian="bold" style:font-weight-complex="bold"/>
    </style:style>
    <style:style style:name="P6" style:family="paragraph" style:parent-style-name="Standard">
      <style:paragraph-properties fo:margin-top="0cm" fo:margin-bottom="0cm" loext:contextual-spacing="false" fo:text-align="start" style:justify-single-word="false"/>
      <style:text-properties fo:font-weight="bold" style:font-weight-asian="bold" style:font-weight-complex="bold"/>
    </style:style>
    <style:style style:name="P7" style:family="paragraph" style:parent-style-name="Standard">
      <style:paragraph-properties fo:margin-top="0cm" fo:margin-bottom="0cm" loext:contextual-spacing="false"/>
      <style:text-properties fo:font-size="14pt" fo:font-weight="bold" style:font-size-asian="14pt" style:font-weight-asian="bold" style:font-size-complex="14pt" style:font-weight-complex="bold"/>
    </style:style>
    <style:style style:name="P8" style:family="paragraph" style:parent-style-name="Standard">
      <style:paragraph-properties fo:margin-top="0cm" fo:margin-bottom="0cm" loext:contextual-spacing="false"/>
      <style:text-properties fo:color="#0000ff" fo:font-size="14pt" fo:font-weight="bold" style:font-size-asian="14pt" style:font-weight-asian="bold" style:font-size-complex="14pt" style:font-weight-complex="bold"/>
    </style:style>
    <style:style style:name="P9" style:family="paragraph" style:parent-style-name="Standard">
      <style:paragraph-properties fo:margin-top="0cm" fo:margin-bottom="0cm" loext:contextual-spacing="false"/>
      <style:text-properties fo:color="#21409a" fo:font-size="14pt" fo:font-weight="bold" style:font-size-asian="14pt" style:font-weight-asian="bold" style:font-size-complex="14pt" style:font-weight-complex="bold"/>
    </style:style>
    <style:style style:name="P10"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11"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margin-top="0cm" fo:margin-bottom="0cm" loext:contextual-spacing="false"/>
      <style:text-properties fo:color="#ff0000" fo:font-size="14pt" fo:font-weight="bold" style:font-size-asian="14pt" style:font-weight-asian="bold" style:font-size-complex="14pt" style:font-weight-complex="bold"/>
    </style:style>
    <style:style style:name="P13" style:family="paragraph" style:parent-style-name="Standard">
      <style:paragraph-properties fo:margin-top="0cm" fo:margin-bottom="0cm" loext:contextual-spacing="false" fo:text-align="center" style:justify-single-word="false"/>
      <style:text-properties fo:color="#ff0000" fo:font-size="30pt" fo:font-weight="bold" style:font-size-asian="30pt" style:font-weight-asian="bold" style:font-size-complex="30pt" style:font-weight-complex="bold"/>
    </style:style>
    <style:style style:name="P14" style:family="paragraph" style:parent-style-name="Standard">
      <style:paragraph-properties fo:margin-top="0cm" fo:margin-bottom="0cm" loext:contextual-spacing="false"/>
      <style:text-properties fo:color="#ffffff" fo:font-size="14pt" fo:font-weight="bold" style:font-size-asian="14pt" style:font-weight-asian="bold" style:font-size-complex="14pt" style:font-weight-complex="bold"/>
    </style:style>
    <style:style style:name="P15" style:family="paragraph" style:parent-style-name="Standard" style:master-page-name="Standard">
      <style:paragraph-properties fo:margin-top="0cm" fo:margin-bottom="0cm" loext:contextual-spacing="false" fo:text-align="center" style:justify-single-word="false" style:page-number="1"/>
      <style:text-properties fo:font-size="24pt" style:text-underline-style="solid" style:text-underline-width="auto" style:text-underline-color="font-color" fo:font-weight="bold" style:font-size-asian="24pt" style:font-weight-asian="bold" style:font-size-complex="24pt" style:font-weight-complex="bold"/>
    </style:style>
    <style:style style:name="P16" style:family="paragraph" style:parent-style-name="Standard" style:list-style-name="WWNum9">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17" style:family="paragraph" style:parent-style-name="Standard" style:list-style-name="WWNum6">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18" style:family="paragraph" style:parent-style-name="Standard" style:list-style-name="WWNum1">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19"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0" style:family="paragraph" style:parent-style-name="Standard" style:list-style-name="WWNum8">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1" style:family="paragraph" style:parent-style-name="Standard" style:list-style-name="WWNum15">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2" style:family="paragraph" style:parent-style-name="Standard" style:list-style-name="WWNum10">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3" style:family="paragraph" style:parent-style-name="Standard" style:list-style-name="WWNum12">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4" style:family="paragraph" style:parent-style-name="Standard" style:list-style-name="WWNum13">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5" style:family="paragraph" style:parent-style-name="Standard" style:list-style-name="WWNum7">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6" style:family="paragraph" style:parent-style-name="Standard" style:list-style-name="WWNum3">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7" style:family="paragraph" style:parent-style-name="Standard" style:list-style-name="WWNum4">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8"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fo:background-color="#fff200" style:font-size-asian="14pt" style:font-weight-asian="bold" style:font-size-complex="14pt" style:font-weight-complex="bold"/>
    </style:style>
    <style:style style:name="P29"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fo:background-color="#f58220" style:font-size-asian="14pt" style:font-weight-asian="bold" style:font-size-complex="14pt" style:font-weight-complex="bold"/>
    </style:style>
    <style:style style:name="P30" style:family="paragraph" style:parent-style-name="Standard" style:list-style-name="WWNum14">
      <style:paragraph-properties fo:margin-left="1.27cm" fo:margin-right="0cm" fo:margin-top="0cm" fo:margin-bottom="0cm" loext:contextual-spacing="true" fo:text-indent="-0.635cm" style:auto-text-indent="false"/>
    </style:style>
    <style:style style:name="P31" style:family="paragraph" style:parent-style-name="Standard" style:list-style-name="WWNum11">
      <style:paragraph-properties fo:margin-left="1.27cm" fo:margin-right="0cm" fo:margin-top="0cm" fo:margin-bottom="0cm" loext:contextual-spacing="true" fo:text-indent="-0.635cm" style:auto-text-indent="false"/>
      <style:text-properties fo:color="#ce181e" fo:font-size="14pt" fo:font-weight="bold" style:font-size-asian="14pt" style:font-weight-asian="bold" style:font-size-complex="14pt" style:font-weight-complex="bold"/>
    </style:style>
    <style:style style:name="P32" style:family="paragraph" style:parent-style-name="Standard" style:list-style-name="WWNum6">
      <style:paragraph-properties fo:margin-left="1.27cm" fo:margin-right="0cm" fo:margin-top="0cm" fo:margin-bottom="0cm" loext:contextual-spacing="true" fo:text-indent="-0.635cm" style:auto-text-indent="false"/>
      <style:text-properties fo:font-weight="bold" style:font-weight-asian="bold" style:font-weight-complex="bold"/>
    </style:style>
    <style:style style:name="P33" style:family="paragraph" style:parent-style-name="Standard" style:list-style-name="WWNum5">
      <style:paragraph-properties fo:margin-left="1.27cm" fo:margin-right="0cm" fo:margin-top="0cm" fo:margin-bottom="0cm" loext:contextual-spacing="true" fo:text-indent="-0.635cm" style:auto-text-indent="false"/>
      <style:text-properties fo:font-weight="bold" style:font-weight-asian="bold" style:font-weight-complex="bold"/>
    </style:style>
    <style:style style:name="P34" style:family="paragraph" style:parent-style-name="Standard" style:list-style-name="WWNum2">
      <style:paragraph-properties fo:margin-left="1.27cm" fo:margin-right="0cm" fo:margin-top="0cm" fo:margin-bottom="0cm" loext:contextual-spacing="true" fo:text-indent="-0.635cm" style:auto-text-indent="false"/>
      <style:text-properties fo:font-weight="bold" officeooo:rsid="00199a50" officeooo:paragraph-rsid="00199a50" style:font-weight-asian="bold" style:font-weight-complex="bold"/>
    </style:style>
    <style:style style:name="P35" style:family="paragraph" style:parent-style-name="Standard" style:list-style-name="WWNum2">
      <style:paragraph-properties fo:margin-left="1.27cm" fo:margin-right="0cm" fo:margin-top="0cm" fo:margin-bottom="0cm" loext:contextual-spacing="true" fo:text-indent="-0.635cm" style:auto-text-indent="false"/>
      <style:text-properties fo:font-weight="bold" style:font-weight-asian="bold" style:font-weight-complex="bold"/>
    </style:style>
    <style:style style:name="P36" style:family="paragraph" style:parent-style-name="Standard" style:list-style-name="WWNum2">
      <style:paragraph-properties fo:margin-left="1.27cm" fo:margin-right="0cm" fo:margin-top="0cm" fo:margin-bottom="0cm" loext:contextual-spacing="true" fo:text-indent="-0.635cm" style:auto-text-indent="false"/>
      <style:text-properties fo:font-weight="bold" fo:background-color="#f58220" style:font-weight-asian="bold" style:font-weight-complex="bold"/>
    </style:style>
    <style:style style:name="P37" style:family="paragraph" style:parent-style-name="Standard" style:list-style-name="WWNum5">
      <style:paragraph-properties fo:margin-left="1.27cm" fo:margin-right="0cm" fo:margin-top="0cm" fo:margin-bottom="0cm" loext:contextual-spacing="true" fo:text-indent="-0.635cm" style:auto-text-indent="false"/>
      <style:text-properties fo:color="#21409a" fo:font-size="14pt" fo:font-weight="bold" style:font-size-asian="14pt" style:font-weight-asian="bold" style:font-size-complex="14pt" style:font-weight-complex="bold"/>
    </style:style>
    <style:style style:name="P38" style:family="paragraph" style:parent-style-name="Standard" style:list-style-name="WWNum2">
      <style:paragraph-properties fo:margin-left="1.27cm" fo:margin-right="0cm" fo:margin-top="0cm" fo:margin-bottom="0cm" loext:contextual-spacing="true" fo:text-indent="-0.635cm" style:auto-text-indent="false"/>
      <style:text-properties fo:color="#21409a" fo:font-size="14pt" fo:font-weight="bold" style:font-size-asian="14pt" style:font-weight-asian="bold" style:font-size-complex="14pt" style:font-weight-complex="bold"/>
    </style:style>
    <style:style style:name="P39" style:family="paragraph" style:parent-style-name="Standard" style:list-style-name="WWNum15">
      <style:paragraph-properties fo:margin-left="1.27cm" fo:margin-right="0cm" fo:margin-top="0cm" fo:margin-bottom="0cm" loext:contextual-spacing="true" fo:text-indent="-0.635cm" style:auto-text-indent="false"/>
      <style:text-properties fo:color="#21409a" fo:font-size="14pt" fo:font-weight="bold" style:font-size-asian="14pt" style:font-weight-asian="bold" style:font-size-complex="14pt" style:font-weight-complex="bold"/>
    </style:style>
    <style:style style:name="P40" style:family="paragraph" style:parent-style-name="Standard" style:list-style-name="WWNum2">
      <style:paragraph-properties fo:margin-left="1.27cm" fo:margin-right="0cm" fo:margin-top="0cm" fo:margin-bottom="0cm" loext:contextual-spacing="true" fo:text-indent="-0.635cm" style:auto-text-indent="false"/>
      <style:text-properties fo:color="#0066b3" fo:font-size="14pt" fo:font-weight="bold" style:font-size-asian="14pt" style:font-weight-asian="bold" style:font-size-complex="14pt" style:font-weight-complex="bold"/>
    </style:style>
    <style:style style:name="P41" style:family="paragraph" style:parent-style-name="Standard" style:list-style-name="WWNum8">
      <style:paragraph-properties fo:margin-left="1.27cm" fo:margin-right="0cm" fo:margin-top="0cm" fo:margin-bottom="0cm" loext:contextual-spacing="true" fo:text-indent="-0.635cm" style:auto-text-indent="false"/>
    </style:style>
    <style:style style:name="P42" style:family="paragraph" style:parent-style-name="Standard" style:list-style-name="WWNum16">
      <style:paragraph-properties fo:margin-left="2.54cm" fo:margin-right="0cm" fo:margin-top="0cm" fo:margin-bottom="0cm" loext:contextual-spacing="true" fo:text-indent="-0.635cm" style:auto-text-indent="false"/>
      <style:text-properties fo:color="#0066b3" fo:font-size="14pt" fo:font-weight="bold" style:font-size-asian="14pt" style:font-weight-asian="bold" style:font-size-complex="14pt" style:font-weight-complex="bold"/>
    </style:style>
    <style:style style:name="P43" style:family="paragraph" style:parent-style-name="Standard" style:list-style-name="WWNum16">
      <style:paragraph-properties fo:margin-left="2.54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44" style:family="paragraph" style:parent-style-name="Standard" style:list-style-name="WWNum16">
      <style:paragraph-properties fo:margin-left="2.54cm" fo:margin-right="0cm" fo:margin-top="0cm" fo:margin-bottom="0cm" loext:contextual-spacing="true" fo:text-indent="-0.635cm" style:auto-text-indent="false"/>
      <style:text-properties fo:font-weight="bold" style:font-weight-asian="bold" style:font-weight-complex="bold"/>
    </style:style>
    <style:style style:name="P4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style>
    <style:style style:name="T4" style:family="text">
      <style:text-properties fo:font-size="14pt" fo:font-style="italic" fo:font-weight="bold" style:font-size-asian="14pt" style:font-style-asian="italic" style:font-weight-asian="bold" style:font-size-complex="14pt" style:font-weight-complex="bold"/>
    </style:style>
    <style:style style:name="T5" style:family="text">
      <style:text-properties fo:color="#1155cc"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color="#ffffff" fo:font-size="14pt" style:font-size-asian="14pt" style:font-size-complex="14pt"/>
    </style:style>
    <style:style style:name="T7" style:family="text">
      <style:text-properties fo:color="#ff9900" fo:font-size="14pt" style:font-size-asian="14pt" style:font-size-complex="14pt"/>
    </style:style>
    <style:style style:name="T8" style:family="text">
      <style:text-properties fo:color="#ff0000" fo:font-size="14pt" style:font-size-asian="14pt" style:font-size-complex="14pt"/>
    </style:style>
    <style:style style:name="T9" style:family="text">
      <style:text-properties fo:color="#ff00ff" fo:font-size="14pt" fo:font-weight="bold" style:font-size-asian="14pt" style:font-weight-asian="bold" style:font-size-complex="14pt" style:font-weight-complex="bold"/>
    </style:style>
    <style:style style:name="T10" style:family="text">
      <style:text-properties fo:color="#00ff00" fo:font-size="14pt" style:font-size-asian="14pt" style:font-size-complex="14pt"/>
    </style:style>
    <style:style style:name="T11" style:family="text">
      <style:text-properties fo:color="#21409a" fo:font-size="14pt" style:font-size-asian="14pt" style:font-size-complex="14pt"/>
    </style:style>
    <style:style style:name="T12" style:family="text">
      <style:text-properties fo:color="#0066b3" fo:font-size="14pt" fo:background-color="transparent" loext:char-shading-value="0" style:font-size-asian="14pt" style:font-size-complex="14pt"/>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CAMP Summer Training</text:p>
      <text:p text:style-name="P2"/>
      <text:p text:style-name="P5"><draw:rect text:anchor-type="as-char" svg:y="0cm" draw:z-index="0" draw:style-name="gr1" draw:text-style-name="P45" svg:width="0.003cm" svg:height="0.054cm"><text:p/></draw:rect></text:p>
      <text:p text:style-name="P7">Week 1 - Warm Up</text:p>
      <text:p text:style-name="P4"><draw:rect text:anchor-type="as-char" svg:y="0cm" draw:z-index="1" draw:style-name="gr1" draw:text-style-name="P45" svg:width="0.003cm" svg:height="0.054cm"><text:p/></draw:rect></text:p>
      <text:p text:style-name="P7"/>
      <text:p text:style-name="P7">Hello and welcome to the first week of CAMP's Summer Training curriculum! This document will help you take your first steps in the world of competitive programming and gear up for the next season of ACM ICPC.</text:p>
      <text:p text:style-name="P7"/>
      <text:p text:style-name="P7">This document will contain weekly problem sets and tutorials that aim to bridge the gap between your DSA theory knowledge and your programming implementation skills.</text:p>
      <text:p text:style-name="P7"/>
      <text:p text:style-name="P7">We strongly recommend ALL students to at least attempt the problems from the first 3 weeks so as to brush up their problem solving and implementation skills to acceptable levels. A basic command over logic and implementation is a bare necessity in both CS and ECE branches. If you had trouble with the either the DSA or Programming courses, now is the time to cover up :)<text:line-break/></text:p>
      <text:p text:style-name="P7">The enthusiastic lot that finishes the entire curriculum will develop problem solving skills that are above and beyond those of an average first year Computer Science student in India, and will be in a solid position to prepare for the ICPC Regionals.</text:p>
      <text:p text:style-name="P7"/>
      <text:p text:style-name="P7">The entire document will contain 120 - 150 delicious challenges to satisfy your appetite. These are the targets you should aim for based on the kind of benefits you want to receive - </text:p>
      <text:p text:style-name="P7"/>
      <text:list xml:id="list1207390948" text:style-name="WWNum9">
        <text:list-item>
          <text:p text:style-name="P16">"I am not interested in competitive programming but I want to improve my programming skills to a bare minimum" :- Solve 30 - <text:soft-page-break/>40 problems</text:p>
        </text:list-item>
        <text:list-item>
          <text:p text:style-name="P16">"I want to explore competitive programming along with other things as well" :- Solve 35 - 60 problems </text:p>
        </text:list-item>
        <text:list-item>
          <text:p text:style-name="P16">"I want to learn enough to get good grades in subsequent programming and algorithm courses - C++, Java, Design and Analysis of Algorithms, Discrete Math, Probability" :- Solve 60 - 80 problems</text:p>
        </text:list-item>
        <text:list-item>
          <text:p text:style-name="P16">"I want to give a shot at qualifying for the ACM ICPC Regionals" :- Solve 100+ problems</text:p>
        </text:list-item>
        <text:list-item>
          <text:p text:style-name="P16">"You're a wizard Harry" - Solve all problems in this document</text:p>
        </text:list-item>
      </text:list>
      <text:p text:style-name="P7"/>
      <text:p text:style-name="P7">First things first, you must register on the following websites - </text:p>
      <text:list xml:id="list345174660" text:style-name="WWNum14">
        <text:list-item>
          <text:p text:style-name="P30"><text:a xlink:type="simple" xlink:href="http://codeforces.com/" text:style-name="Internet_20_link" text:visited-style-name="Visited_20_Internet_20_Link"><text:span text:style-name="T5">Codeforces</text:span></text:a><text:span text:style-name="T1"> - The most popular website for competitive programming</text:span></text:p>
        </text:list-item>
        <text:list-item>
          <text:p text:style-name="P30"><text:a xlink:type="simple" xlink:href="http://www.spoj.com/" text:style-name="Internet_20_link" text:visited-style-name="Visited_20_Internet_20_Link"><text:span text:style-name="T5">SPOJ</text:span></text:a><text:span text:style-name="T1"> - One of the oldest websites for competitive programming. Famous for its classic problem set.</text:span></text:p>
        </text:list-item>
      </text:list>
      <text:p text:style-name="P7"/>
      <text:p text:style-name="P1"><text:span text:style-name="T1">If you face issues on Codeforces, refer this </text:span><text:a xlink:type="simple" xlink:href="http://codeforces.com/blog/entry/417" text:style-name="Internet_20_link" text:visited-style-name="Visited_20_Internet_20_Link"><text:span text:style-name="T5">link</text:span></text:a><text:span text:style-name="T1"> or feel free to ask someone in Facebook group. You can use whatever programming language you like. However, if you want to prepare for the ICPC, we suggest you write code in C (or C++ if you are already familiar with it. If not, don't worry we'll teach the basics soon).</text:span></text:p>
      <text:p text:style-name="P7"/>
      <text:p text:style-name="P7">Given below are the problems for the first week. Good luck and have fun!</text:p>
      <text:p text:style-name="P7"/>
      <text:p text:style-name="P8">Expected time to solve : ~20 minutes per problem</text:p>
      <text:p text:style-name="P7"/>
      <text:list xml:id="list56096751" text:style-name="WWNum11">
        <text:list-item>
          <text:p text:style-name="P31">codeforces.com/contest/469/problem/A</text:p>
        </text:list-item>
        <text:list-item>
          <text:p text:style-name="P31">codeforces.com/contest/460/problem/A</text:p>
        </text:list-item>
        <text:list-item>
          <text:p text:style-name="P31">codeforces.com/contest/244/problem/A</text:p>
        </text:list-item>
        <text:list-item>
          <text:p text:style-name="P31">codeforces.com/contest/318/problem/A</text:p>
        </text:list-item>
        <text:list-item>
          <text:p text:style-name="P31">codeforces.com/contest/25/problem/A</text:p>
        </text:list-item>
        <text:list-item>
          <text:p text:style-name="P31">codeforces.com/contest/23/problem/A</text:p>
        </text:list-item>
        <text:list-item>
          <text:p text:style-name="P31">codeforces.com/contest/519/problem/A</text:p>
        </text:list-item>
        <text:list-item>
          <text:p text:style-name="P31"><text:soft-page-break/>codeforces.com/contest/805/problem/B</text:p>
        </text:list-item>
        <text:list-item>
          <text:p text:style-name="P31">codeforces.com/contest/610/problem/A</text:p>
        </text:list-item>
        <text:list-item>
          <text:p text:style-name="P31">codeforces.com/contest/387/problem/A</text:p>
        </text:list-item>
        <text:list-item>
          <text:p text:style-name="P31">codeforces.com/contest/46/problem/B</text:p>
        </text:list-item>
        <text:list-item>
          <text:p text:style-name="P31">codeforces.com/contest/4/problem/A</text:p>
        </text:list-item>
        <text:list-item>
          <text:p text:style-name="P31">codeforces.com/contest/579/problem/A</text:p>
        </text:list-item>
        <text:list-item>
          <text:p text:style-name="P31">codeforces.com/contest/859/problem/B</text:p>
        </text:list-item>
        <text:list-item>
          <text:p text:style-name="P31">codeforces.com/contest/195/problem/A</text:p>
        </text:list-item>
        <text:list-item>
          <text:p text:style-name="P31">codeforces.com/contest/515/problem/A</text:p>
        </text:list-item>
        <text:list-item>
          <text:p text:style-name="P31">codeforces.com/contest/777/problem/A</text:p>
        </text:list-item>
      </text:list>
      <text:p text:style-name="P7"/>
      <text:p text:style-name="P2"/>
      <text:p text:style-name="P5"><draw:rect text:anchor-type="as-char" svg:y="0cm" draw:z-index="2" draw:style-name="gr1" draw:text-style-name="P45" svg:width="0.003cm" svg:height="0.054cm"><text:p/></draw:rect></text:p>
      <text:p text:style-name="P7">Week 2 - The essentials - arrays, stacks, queues, etc.</text:p>
      <text:p text:style-name="P4"><draw:rect text:anchor-type="as-char" svg:y="0cm" draw:z-index="3" draw:style-name="gr1" draw:text-style-name="P45" svg:width="0.003cm" svg:height="0.054cm"><text:p/></draw:rect></text:p>
      <text:p text:style-name="P7"/>
      <text:p text:style-name="P7">Congratulations on finishing Week 1! Your perseverance is commendable! However, don't let your brain muscles get lax now, we haven't even scratched the surface :D</text:p>
      <text:p text:style-name="P7"/>
      <text:p text:style-name="P4"><text:span text:style-name="T2">This week we will be revisiting some tricks that we learned in DSA Lab for arrays, stacks and queues such as </text:span><text:span text:style-name="T3">prefix sums, next greater element, sliding window maximums</text:span><text:span text:style-name="T2"> etc.</text:span></text:p>
      <text:p text:style-name="P7"/>
      <text:p text:style-name="P7">The concepts involved in these tricks lay down the first layer of concepts required to understand a series of increasingly sophisticated data structures and algorithms. Furthermore, many of these tricks are staple questions that are asked in programming interviews.</text:p>
      <text:p text:style-name="P7"/>
      <text:p text:style-name="P7">One last tip before you dive in - Python is usually 5 - 10x slower than C/C++, so it is possible that for some of these questions, it is impossible to pass the problem with Python. In fact, if your aim is ICPC, <text:s/>would strongly advise you against using Python.</text:p>
      <text:p text:style-name="P7"><text:soft-page-break/></text:p>
      <text:p text:style-name="P7">Problems are given below. Have fun :D</text:p>
      <text:p text:style-name="P7"/>
      <text:p text:style-name="P7">(The last few problems are slightly trickier than usual and may be skipped if you find them hard right now. However make sure to come back to them later, they are really interesting!)</text:p>
      <text:p text:style-name="P7"/>
      <text:p text:style-name="P8">Expected time to solve : ~30 minutes per problem for easier ones. The harder problems may tak 60+ minutes</text:p>
      <text:p text:style-name="P7"/>
      <text:list xml:id="list371587440" text:style-name="WWNum6">
        <text:list-item>
          <text:p text:style-name="P17">http://www.spoj.com/problems/STACKEZ/</text:p>
        </text:list-item>
        <text:list-item>
          <text:p text:style-name="P17">http://www.spoj.com/problems/STPAR/</text:p>
        </text:list-item>
        <text:list-item>
          <text:p text:style-name="P17">http://www.spoj.com/problems/ONP/</text:p>
        </text:list-item>
        <text:list-item>
          <text:p text:style-name="P17">http://www.spoj.com/problems/QUEUEEZ/</text:p>
        </text:list-item>
        <text:list-item>
          <text:p text:style-name="P17">http://www.spoj.com/problems/ADAQUEUE/</text:p>
        </text:list-item>
        <text:list-item>
          <text:p text:style-name="P17">http://www.spoj.com/problems/JNEXT/</text:p>
        </text:list-item>
        <text:list-item>
          <text:p text:style-name="P17">http://www.spoj.com/problems/MMASS/</text:p>
        </text:list-item>
        <text:list-item>
          <text:p text:style-name="P17">https://www.codechef.com/problems/COMPILER</text:p>
        </text:list-item>
        <text:list-item>
          <text:p text:style-name="P17">http://www.spoj.com/problems/HISTOGRA/</text:p>
        </text:list-item>
        <text:list-item>
          <text:p text:style-name="P17">http://www.spoj.com/problems/ANARC09A/</text:p>
        </text:list-item>
        <text:list-item>
          <text:p text:style-name="P17">http://www.spoj.com/problems/CSUMQ/</text:p>
        </text:list-item>
        <text:list-item>
          <text:p text:style-name="P17">http://www.spoj.com/problems/INVCNT/</text:p>
        </text:list-item>
        <text:list-item>
          <text:p text:style-name="P17">http://www.spoj.com/problems/RANGESUM/</text:p>
        </text:list-item>
        <text:list-item>
          <text:p text:style-name="P17">https://www.codechef.com/problems/XXOR </text:p>
        </text:list-item>
        <text:list-item>
          <text:p text:style-name="P17">https://www.codechef.com/problems/RECTQUER</text:p>
        </text:list-item>
      </text:list>
      <text:p text:style-name="P7"/>
      <text:p text:style-name="P4"><text:span text:style-name="T2">[Hint for 14 and 15, CTRL + A to view : </text:span><text:span text:style-name="T6">Can you solve them with prefix sums? ;)</text:span><text:span text:style-name="T2">]</text:span></text:p>
      <text:p text:style-name="P7"/>
      <text:list xml:id="list211123075462997" text:continue-numbering="true" text:style-name="WWNum6">
        <text:list-item>
          <text:p text:style-name="P17">http://www.spoj.com/problems/ARRAYSUB/</text:p>
        </text:list-item>
        <text:list-item>
          <text:p text:style-name="P32"><text:span text:style-name="T2">https://www.codechef.com/problems/SWAPMATR (</text:span><text:span text:style-name="T7">MED</text:span><text:span text:style-name="T2">)</text:span></text:p>
        </text:list-item>
        <text:list-item>
          <text:p text:style-name="P32"><text:span text:style-name="T2">https://www.codechef.com/problems/GCDMAX1 (</text:span><text:span text:style-name="T8">HARD</text:span><text:span text:style-name="T2">)</text:span></text:p>
        </text:list-item>
        <text:list-item>
          <text:p text:style-name="P32"><text:span text:style-name="T2">http://codeforces.com/contest/91/problem/B (</text:span><text:span text:style-name="T8">HARD</text:span><text:span text:style-name="T2">)<text:line-break/></text:span></text:p>
        </text:list-item>
      </text:list>
      <text:p text:style-name="P4"><draw:rect text:anchor-type="as-char" svg:y="0cm" draw:z-index="4" draw:style-name="gr1" draw:text-style-name="P45" svg:width="0.003cm" svg:height="0.054cm"><text:p/></draw:rect></text:p>
      <text:p text:style-name="P7"><text:soft-page-break/>Week 2.5 - Interlude - C++ makes CP ez</text:p>
      <text:p text:style-name="P4"><draw:rect text:anchor-type="as-char" svg:y="0cm" draw:z-index="5" draw:style-name="gr1" draw:text-style-name="P45" svg:width="0.003cm" svg:height="0.054cm"><text:p/></draw:rect></text:p>
      <text:p text:style-name="P7"/>
      <text:p text:style-name="P7">Knowing C++ is essential to becoming better at Competitive Programming. In fact, knowing how to use some features of C++ itself is enough to improve your rating on Codeforces. Furthermore, there are certain problems in CP that are a nightmare to code in C, and Python is just too slow to get the job done.</text:p>
      <text:p text:style-name="P7"/>
      <text:p text:style-name="P7">This section is a short introduction to some essential tricks in C++ that will help you to solve some of the problems from the later weeks. Please note that this section is by no means exhaustive, and there is a lot to be learned in your C++ course.</text:p>
      <text:p text:style-name="P7"/>
      <text:p text:style-name="P7">Let's begin.</text:p>
      <text:p text:style-name="P7"/>
      <text:p text:style-name="P7">1. A bad but effective way of understanding C++ is that is essentially almost the same as C but with a lot of sugar sprinkled on top to make it nicer. To see this in action, let's try compiling a program written in C but with the C++ compiler instead!</text:p>
      <text:p text:style-name="P7"/>
      <text:p text:style-name="P1"><text:span text:style-name="T1">Save </text:span><text:a xlink:type="simple" xlink:href="https://pastebin.com/tiJ5XwK1" text:style-name="Internet_20_link" text:visited-style-name="Visited_20_Internet_20_Link"><text:span text:style-name="T5">this program</text:span></text:a><text:span text:style-name="T1"> in a file and name it "hello_world.cpp". To compile it, fire up your terminal, go to the directory where you have saved your file and run the command g++ hello_world.cpp. Pretty similar to C, ain't it? Now, you would have created a binary executable called </text:span><text:span text:style-name="T4">a.out</text:span><text:span text:style-name="T1">. ./a.out will run the file and print the familiar "Hello World!" to your terminal!</text:span></text:p>
      <text:p text:style-name="P7"/>
      <text:p text:style-name="P7">Every program that you have ever written in C, will also compile in g++. So in some sense you are already familiar with a good chunk of C++!</text:p>
      <text:p text:style-name="P7"/>
      <text:p text:style-name="P7">2. The Standard Template Library aka STL is one of the more powerful features offered by C++. It allows you to rapidly create complex data structures with ease.</text:p>
      <text:p text:style-name="P7"><text:soft-page-break/></text:p>
      <text:p text:style-name="P1"><text:span text:style-name="T1">Refer to the sample programs for the following elements in C++ on this repository - </text:span><text:a xlink:type="simple" xlink:href="https://github.com/CAMP-IIITB/STL-Tutorial" text:style-name="Internet_20_link" text:visited-style-name="Visited_20_Internet_20_Link"><text:span text:style-name="T5">click</text:span></text:a><text:span text:style-name="T1">. </text:span><text:span text:style-name="T9">If you want to contribute to this repo and add some more useful STL features, you are more than welcome!</text:span></text:p>
      <text:p text:style-name="P7"/>
      <text:p text:style-name="P7">Read the programs in the order given in the list below - </text:p>
      <text:p text:style-name="P7"/>
      <text:list xml:id="list1040335138" text:style-name="WWNum1">
        <text:list-item>
          <text:p text:style-name="P18">vector</text:p>
        </text:list-item>
        <text:list-item>
          <text:p text:style-name="P18">iterator</text:p>
        </text:list-item>
        <text:list-item>
          <text:p text:style-name="P18">sorting</text:p>
        </text:list-item>
        <text:list-item>
          <text:p text:style-name="P18">lower_bound and upper_bound</text:p>
        </text:list-item>
        <text:list-item>
          <text:p text:style-name="P18">pair</text:p>
        </text:list-item>
        <text:list-item>
          <text:p text:style-name="P18">set and map</text:p>
        </text:list-item>
        <text:list-item>
          <text:p text:style-name="P18">auto</text:p>
        </text:list-item>
      </text:list>
      <text:p text:style-name="P7"/>
      <text:p text:style-name="P6"><draw:rect text:anchor-type="as-char" svg:y="0cm" draw:z-index="6" draw:style-name="gr1" draw:text-style-name="P45" svg:width="0.003cm" svg:height="0.054cm"><text:p/></draw:rect><text:span text:style-name="T2">Week 3 <text:s/>- Greedy Algorithms</text:span></text:p>
      <text:p text:style-name="P4"><draw:rect text:anchor-type="as-char" svg:y="0cm" draw:z-index="7" draw:style-name="gr1" draw:text-style-name="P45" svg:width="0.003cm" svg:height="0.054cm"><text:p/></draw:rect></text:p>
      <text:p text:style-name="P7"/>
      <text:p text:style-name="P7">Greedy algorithms are some of the most fundamental algorithms and simple algorithms in Computer Science. A good grasp on greedy algorithms will form the basis for understanding harder concepts like dynamic programming. Additionally, it is very easy to come up with the solutions for greedy algorithms but it is usually notoriously hard to prove the correctness of the algorithm.</text:p>
      <text:p text:style-name="P7"/>
      <text:p text:style-name="P7">We won't go too deep with greedy algorithms and hence this will be a relatively short week.</text:p>
      <text:p text:style-name="P7"/>
      <text:p text:style-name="P8">Expected time to solve : ~30-45 minutes per problem</text:p>
      <text:p text:style-name="P7"/>
      <text:list xml:id="list3391435051" text:style-name="WWNum5">
        <text:list-item>
          <text:p text:style-name="P37">http://codeforces.com/problemset/problem/276/B</text:p>
        </text:list-item>
        <text:list-item>
          <text:p text:style-name="P37">http://codeforces.com/problemset/problem/432/A</text:p>
        </text:list-item>
        <text:list-item>
          <text:p text:style-name="P37">http://codeforces.com/contest/557/problem/A</text:p>
        </text:list-item>
        <text:list-item>
          <text:p text:style-name="P37">http://codeforces.com/problemset/problem/749/A</text:p>
        </text:list-item>
        <text:list-item>
          <text:p text:style-name="P37">http://codeforces.com/problemset/problem/401/C</text:p>
        </text:list-item>
        <text:list-item>
          <text:p text:style-name="P37"><text:soft-page-break/>http://codeforces.com/problemset/problem/525/A</text:p>
        </text:list-item>
        <text:list-item>
          <text:p text:style-name="P37">http://codeforces.com/problemset/problem/160/A</text:p>
        </text:list-item>
        <text:list-item>
          <text:p text:style-name="P37">http://codeforces.com/problemset/problem/507/A</text:p>
        </text:list-item>
        <text:list-item>
          <text:p text:style-name="P37">http://codeforces.com/problemset/problem/349/A</text:p>
        </text:list-item>
        <text:list-item>
          <text:p text:style-name="P37">http://www.spoj.com/problems/BUSYMAN/ [MED]</text:p>
        </text:list-item>
      </text:list>
      <text:p text:style-name="P9">Hint for 10 [Ctrl + A to view]: Activity Selection Problem</text:p>
      <text:list xml:id="list211123973864023" text:continue-numbering="true" text:style-name="WWNum5">
        <text:list-item>
          <text:p text:style-name="P37">http://www.spoj.com/problems/CHOCOLA/ [MED]</text:p>
        </text:list-item>
        <text:list-item>
          <text:p text:style-name="P33"><text:span text:style-name="T11">http://www.spoj.com/problems/DIEHARD/ [MED</text:span><text:span text:style-name="T2">]</text:span></text:p>
        </text:list-item>
      </text:list>
      <text:p text:style-name="P2"/>
      <text:p text:style-name="P5"><draw:rect text:anchor-type="as-char" svg:y="0cm" draw:z-index="8" draw:style-name="gr1" draw:text-style-name="P45" svg:width="0.003cm" svg:height="0.054cm"><text:p/></draw:rect></text:p>
      <text:p text:style-name="P4"><text:span text:style-name="T2">Week 4 - Graph Theory Essentials</text:span><text:span text:style-name="T2"><draw:rect text:anchor-type="as-char" svg:y="0cm" draw:z-index="9" draw:style-name="gr1" draw:text-style-name="P45" svg:width="0.003cm" svg:height="0.054cm"><text:p/></draw:rect></text:span></text:p>
      <text:p text:style-name="P7"/>
      <text:p text:style-name="P7">Arguably one of the most important topics in all of Computer Science, Graph Theory is the bread and butter that makes the Googles and Facebooks of the world tick. It is a key skill that any computer science major should possess in their bag of tricks.</text:p>
      <text:p text:style-name="P7"/>
      <text:p text:style-name="P4"><text:span text:style-name="T2">You are able to book an Ola Share or an Uber Pool thanks to Graph Theory. Google Maps is able to get you from point A to point B because of extremely efficient and scalable engineering which is built on the principles of graph theory. The fields of Machine Learning and AI have picked up speed thanks to results from graph theory that allow us to train models efficiently. Even your college admission process works on the principles of graph theory! (Search </text:span><text:span text:style-name="T3">Stable Marriage Problem</text:span><text:span text:style-name="T2">)</text:span></text:p>
      <text:p text:style-name="P7"/>
      <text:p text:style-name="P7">It is needless to say that mastery of the basics concepts of this domain are a must and this will be one of the most important sections that you will attempt this summer.</text:p>
      <text:p text:style-name="P7"/>
      <text:p text:style-name="P7">Also as a general advice, just avoid the comments section on SPOJ. People lie about how "easy" the problem is for them and it will ruin your experience solving the problem.</text:p>
      <text:p text:style-name="P7"/>
      <text:p text:style-name="P7"><text:soft-page-break/>This is a good write-up on graph algorithms. Some of the topics in this blog were not part of your DSA syllabus and they can be ignored for the time being - http://codeforces.com/blog/entry/16221</text:p>
      <text:p text:style-name="P7"/>
      <text:p text:style-name="P8">Expected time to solve : 30 minutes per problem for easier problems. Hard problems might take 60-180 minutes each. Tricky problems may require 60+ minutes of debugging so write good code.</text:p>
      <text:p text:style-name="P7"/>
      <text:list xml:id="list3589199735" text:style-name="WWNum2">
        <text:list-item>
          <text:p text:style-name="P38">http://codeforces.com/problemset/problem/500/A</text:p>
        </text:list-item>
        <text:list-item>
          <text:p text:style-name="P38">http://www.spoj.com/problems/PT07Y/</text:p>
        </text:list-item>
        <text:list-item>
          <text:p text:style-name="P28">http://www.spoj.com/problems/MAKEMAZE/</text:p>
        </text:list-item>
        <text:list-item>
          <text:p text:style-name="P28">http://www.spoj.com/problems/CATM/</text:p>
        </text:list-item>
        <text:list-item>
          <text:p text:style-name="P38">http://codeforces.com/contest/755/problem/C</text:p>
        </text:list-item>
        <text:list-item>
          <text:p text:style-name="P38">http://www.spoj.com/problems/ELEVTRBL/</text:p>
        </text:list-item>
        <text:list-item>
          <text:p text:style-name="P38">http://www.spoj.com/problems/PPATH/</text:p>
        </text:list-item>
        <text:list-item>
          <text:p text:style-name="P28">http://www.spoj.com/problems/HERDING/</text:p>
        </text:list-item>
        <text:list-item>
          <text:p text:style-name="P36"><text:span text:style-name="T2">http://www.spoj.com/problems/ONEZERO/ [</text:span><text:span text:style-name="T8">HARD</text:span><text:span text:style-name="T2">]</text:span></text:p>
        </text:list-item>
        <text:list-item>
          <text:p text:style-name="P40">http://www.spoj.com/problems/PT07Z/ [TRICKY]</text:p>
        </text:list-item>
        <text:list-item>
          <text:p text:style-name="P38">http://www.spoj.com/problems/BUGLIFE/</text:p>
        </text:list-item>
        <text:list-item>
          <text:p text:style-name="P19">http://www.spoj.com/problems/ALLIZWEL/</text:p>
        </text:list-item>
        <text:list-item>
          <text:p text:style-name="P19">http://www.spoj.com/problems/TOPOSORT/</text:p>
        </text:list-item>
        <text:list-item>
          <text:p text:style-name="P34"><text:span text:style-name="T12">http://codeforces.com/problemset/problem/510/C</text:span><text:span text:style-name="T2"> [</text:span><text:span text:style-name="T8">TRICKY</text:span><text:span text:style-name="T2">]</text:span></text:p>
        </text:list-item>
        <text:list-item>
          <text:p text:style-name="P19">http://www.spoj.com/problems/CAPCITY/</text:p>
        </text:list-item>
        <text:list-item>
          <text:p text:style-name="P35"><text:span text:style-name="T2">http://codeforces.com/problemset/problem/427/C [</text:span><text:span text:style-name="T8">TRICKY</text:span><text:span text:style-name="T2">]</text:span></text:p>
        </text:list-item>
        <text:list-item>
          <text:p text:style-name="P29">http://www.spoj.com/problems/MST/</text:p>
        </text:list-item>
        <text:list-item>
          <text:p text:style-name="P19">https://www.hackerrank.com/challenges/even-tree/problem</text:p>
        </text:list-item>
        <text:list-item>
          <text:p text:style-name="P19">http://www.spoj.com/problems/TFRIENDS/</text:p>
        </text:list-item>
        <text:list-item>
          <text:p text:style-name="P19">http://codeforces.com/contest/574/problem/B</text:p>
        </text:list-item>
        <text:list-item>
          <text:p text:style-name="P40">http://codeforces.com/problemset/problem/330/B</text:p>
        </text:list-item>
        <text:list-item>
          <text:p text:style-name="P40">*http://codeforces.com/problemset/problem/505/B</text:p>
        </text:list-item>
        <text:list-item>
          <text:p text:style-name="P19">http://codeforces.com/problemset/problem/639/B</text:p>
        </text:list-item>
        <text:list-item>
          <text:p text:style-name="P28">http://codeforces.com/contest/580/problem/C</text:p>
        </text:list-item>
        <text:list-item>
          <text:p text:style-name="P40">http://codeforces.com/contest/246/problem/D</text:p>
        </text:list-item>
      </text:list>
      <text:p text:style-name="P3"/>
      <text:p text:style-name="P6"><text:soft-page-break/><draw:rect text:anchor-type="as-char" svg:y="0cm" draw:z-index="10" draw:style-name="gr1" draw:text-style-name="P45" svg:width="0.003cm" svg:height="0.054cm"><text:p/></draw:rect></text:p>
      <text:p text:style-name="P7">Week 5 - Number Theory</text:p>
      <text:p text:style-name="P4"><draw:rect text:anchor-type="as-char" svg:y="0cm" draw:z-index="11" draw:style-name="gr1" draw:text-style-name="P45" svg:width="0.003cm" svg:height="0.054cm"><text:p/></draw:rect></text:p>
      <text:p text:style-name="P7"/>
      <text:p text:style-name="P7">Number Theory is the branch of mathematics that deals with the study of integers and the properties of integers. It is one of the most interesting fields in mathematics and some of the hardest open problems in mathematics are from this field. It has a wide number of applications in Computer Science and is vital to cryptography. Secure communication exists on the internet thanks to results from Number Theory.</text:p>
      <text:p text:style-name="P7"/>
      <text:p text:style-name="P7">Number Theory Tutorials - </text:p>
      <text:list xml:id="list3723958916" text:style-name="WWNum8">
        <text:list-item>
          <text:p text:style-name="P20">https://artofproblemsolving.com/community/c90633h1291397</text:p>
        </text:list-item>
        <text:list-item>
          <text:p text:style-name="P41"><text:span text:style-name="T1">Pages 94 to 101 </text:span><text:a xlink:type="simple" xlink:href="http://www.comp.nus.edu.sg/~stevenha/myteaching/competitive_programming/cp1.pdf" text:style-name="Internet_20_link" text:visited-style-name="Visited_20_Internet_20_Link"><text:span text:style-name="T5">in this book</text:span></text:a></text:p>
        </text:list-item>
      </text:list>
      <text:p text:style-name="P7"/>
      <text:p text:style-name="P1"><text:span text:style-name="T1">Problems in this section will be from </text:span><text:a xlink:type="simple" xlink:href="https://uva.onlinejudge.org/" text:style-name="Internet_20_link" text:visited-style-name="Visited_20_Internet_20_Link"><text:span text:style-name="T5">UVA Online Judge</text:span></text:a><text:span text:style-name="T1">. This is big section due to the large number of important concepts in this domain. Also, a word of advice on UVA - be careful of how you print the answer and use </text:span><text:a xlink:type="simple" xlink:href="https://www.udebug.com/UVa" text:style-name="Internet_20_link" text:visited-style-name="Visited_20_Internet_20_Link"><text:span text:style-name="T5">UVA Debug</text:span></text:a><text:span text:style-name="T1"> only when everything you try has failed.</text:span></text:p>
      <text:p text:style-name="P7"/>
      <text:p text:style-name="P8">Expected time to solve : 10 minutes per problem for the easy ones. Hard problems might take 60-180 minutes each. Tricky problems may require 60+ minutes of debugging so write good code.</text:p>
      <text:p text:style-name="P7"/>
      <text:p text:style-name="P7">Problems - </text:p>
      <text:p text:style-name="P7"><text:tab/></text:p>
      <text:list xml:id="list3261164905" text:style-name="WWNum15">
        <text:list-item>
          <text:p text:style-name="P39">UVa 294 - Divisors</text:p>
        </text:list-item>
        <text:list-item>
          <text:p text:style-name="P21">UVa 406 - Prime Cuts</text:p>
        </text:list-item>
        <text:list-item>
          <text:p text:style-name="P39">UVa 516 - Prime Land</text:p>
        </text:list-item>
        <text:list-item>
          <text:p text:style-name="P21">UVa 524 - Prime Ring Problem (requires backtracking)</text:p>
        </text:list-item>
        <text:list-item>
          <text:p text:style-name="P39">UVa 543 - Goldbach’s Conjecture</text:p>
        </text:list-item>
        <text:list-item>
          <text:p text:style-name="P39">UVa 583 - Prime Factors</text:p>
        </text:list-item>
        <text:list-item>
          <text:p text:style-name="P39">UVa 686 - Goldbach’s Conjecture (II)</text:p>
        </text:list-item>
        <text:list-item>
          <text:p text:style-name="P21">UVa 897 - Annagramatic Primes</text:p>
        </text:list-item>
        <text:list-item>
          <text:p text:style-name="P21"><text:soft-page-break/>UVa 914 - Jumping Champion</text:p>
        </text:list-item>
        <text:list-item>
          <text:p text:style-name="P21">UVa 993 - Product of digits</text:p>
        </text:list-item>
        <text:list-item>
          <text:p text:style-name="P21">UVa 10006 - Carmichael Numbers</text:p>
        </text:list-item>
        <text:list-item>
          <text:p text:style-name="P21">UVa 11408 - Count DePrimes</text:p>
        </text:list-item>
        <text:list-item>
          <text:p text:style-name="P21">UVa 11466 - Largest Prime Divisor</text:p>
        </text:list-item>
        <text:list-item>
          <text:p text:style-name="P21">http://www.spoj.com/problems/PRIME1/</text:p>
        </text:list-item>
        <text:list-item>
          <text:p text:style-name="P21">UVa 332 - Rational Numbers from Repeating Fractions</text:p>
        </text:list-item>
        <text:list-item>
          <text:p text:style-name="P21">UVa 412 - Pi</text:p>
        </text:list-item>
        <text:list-item>
          <text:p text:style-name="P21">UVa 530 - Binomial Showdown</text:p>
        </text:list-item>
        <text:list-item>
          <text:p text:style-name="P21">UVa 10193 - All You Need Is Love</text:p>
        </text:list-item>
        <text:list-item>
          <text:p text:style-name="P21">UVa 10407 - Simple Division</text:p>
        </text:list-item>
        <text:list-item>
          <text:p text:style-name="P21">UVa 11388 - GCD LCM</text:p>
        </text:list-item>
        <text:list-item>
          <text:p text:style-name="P21">UVa 718 - Skycraper Floors</text:p>
        </text:list-item>
        <text:list-item>
          <text:p text:style-name="P21">UVa 10090 - Marbles</text:p>
        </text:list-item>
        <text:list-item>
          <text:p text:style-name="P21">UVa 10104 - Euclid Problem</text:p>
        </text:list-item>
        <text:list-item>
          <text:p text:style-name="P21">UVa 374 - Big Mod</text:p>
        </text:list-item>
        <text:list-item>
          <text:p text:style-name="P21">UVa 602 - What Day Is It?</text:p>
        </text:list-item>
        <text:list-item>
          <text:p text:style-name="P21">UVa 10174 - Couple-Bachelor-Spinster Numbers</text:p>
        </text:list-item>
        <text:list-item>
          <text:p text:style-name="P21">UVa 10176 - Ocean Deep! Make it shallow!!</text:p>
        </text:list-item>
        <text:list-item>
          <text:p text:style-name="P21">UVa 10212 - The Last Non-zero Digit</text:p>
        </text:list-item>
        <text:list-item>
          <text:p text:style-name="P21">UVa 10489 - Boxes of Chocolates</text:p>
        </text:list-item>
        <text:list-item>
          <text:p text:style-name="P21">UVa 763 - Fibinary Numbers (Zeckendorf representation)</text:p>
        </text:list-item>
        <text:list-item>
          <text:p text:style-name="P21">UVa 900 - Brick Wall Patterns (Combinatorics, the pattern is similar to Fibonacci)</text:p>
        </text:list-item>
        <text:list-item>
          <text:p text:style-name="P21">UVa 10183 - How many Fibs?</text:p>
        </text:list-item>
        <text:list-item>
          <text:p text:style-name="P21">UVa 10229 - Modular Fibonacci</text:p>
        </text:list-item>
        <text:list-item>
          <text:p text:style-name="P21">UVa 160 - Factors and Factorials</text:p>
        </text:list-item>
        <text:list-item>
          <text:p text:style-name="P21">UVa 324 - Factorial Frequencies</text:p>
        </text:list-item>
        <text:list-item>
          <text:p text:style-name="P21">UVa 568 - Just the Facts</text:p>
        </text:list-item>
        <text:list-item>
          <text:p text:style-name="P21">UVa 623 - 500!</text:p>
        </text:list-item>
      </text:list>
      <text:p text:style-name="P7"/>
      <text:p text:style-name="P5"><draw:rect text:anchor-type="as-char" svg:y="0cm" draw:z-index="12" draw:style-name="gr1" draw:text-style-name="P45" svg:width="0.003cm" svg:height="0.054cm"><text:p/></draw:rect></text:p>
      <text:p text:style-name="P7">Week 6 - Dynamic Programming Level 1</text:p>
      <text:p text:style-name="P4"><draw:rect text:anchor-type="as-char" svg:y="0cm" draw:z-index="13" draw:style-name="gr1" draw:text-style-name="P45" svg:width="0.003cm" svg:height="0.054cm"><text:p/></draw:rect></text:p>
      <text:p text:style-name="P10"/>
      <text:p text:style-name="P7"><text:soft-page-break/>Those who don't remember the past are condemned to repeat it, and dynamic programming is all about this saying. Hands down, this is the most important topic in competitive programming and probably the hardest to master. Roughly 30% of all problems in competitive programming are based on dynamic programming, in one way or another.</text:p>
      <text:p text:style-name="P7"/>
      <text:p text:style-name="P7">Tutorials - </text:p>
      <text:list xml:id="list2097494988" text:style-name="WWNum10">
        <text:list-item>
          <text:p text:style-name="P22">https://www.topcoder.com/community/data-science/data-science-tutorials/dynamic-programming-from-novice-to-advanced/</text:p>
        </text:list-item>
        <text:list-item>
          <text:p text:style-name="P22">https://www.hackerearth.com/practice/algorithms/dynamic-programming/introduction-to-dynamic-programming-1/tutorial/</text:p>
        </text:list-item>
        <text:list-item>
          <text:p text:style-name="P22">https://www.codechef.com/wiki/tutorial-dynamic-programming#</text:p>
        </text:list-item>
        <text:list-item>
          <text:p text:style-name="P22">https://medium.freecodecamp.org/demystifying-dynamic-programming-3efafb8d4296</text:p>
        </text:list-item>
        <text:list-item>
          <text:p text:style-name="P22">https://www.quora.com/Are-there-any-good-resources-or-tutorials-for-dynamic-programming-DP-besides-the-TopCoder-tutorial</text:p>
        </text:list-item>
      </text:list>
      <text:p text:style-name="P7"/>
      <text:p text:style-name="P7">Problems - </text:p>
      <text:list xml:id="list1568286593" text:style-name="WWNum16">
        <text:list-item>
          <text:p text:style-name="P42">https://www.spoj.com/problems/FIBEZ/</text:p>
        </text:list-item>
        <text:list-item>
          <text:p text:style-name="P42">https://www.hackerrank.com/challenges/coin-change/problem</text:p>
        </text:list-item>
        <text:list-item>
          <text:p text:style-name="P42">https://www.spoj.com/problems/BYTESM2/</text:p>
        </text:list-item>
        <text:list-item>
          <text:p text:style-name="P43">https://www.hackerrank.com/challenges/stockmax/problem</text:p>
        </text:list-item>
        <text:list-item>
          <text:p text:style-name="P43">https://www.hackerrank.com/challenges/play-game/problem</text:p>
        </text:list-item>
        <text:list-item>
          <text:p text:style-name="P43">https://www.hackerrank.com/challenges/maxsubarray/problem</text:p>
        </text:list-item>
        <text:list-item>
          <text:p text:style-name="P43">https://www.hackerrank.com/challenges/longest-increasing-subsequent/problem</text:p>
        </text:list-item>
        <text:list-item>
          <text:p text:style-name="P43">https://www.hackerrank.com/challenges/dynamic-programming-classics-the-longest-common-subsequence/problem</text:p>
        </text:list-item>
        <text:list-item>
          <text:p text:style-name="P44"><text:soft-page-break/><text:span text:style-name="T2">https://www.hackerrank.com/challenges/sherlock-and-cost/problem (</text:span><text:span text:style-name="T10">NEW PERSPECTIVE!</text:span><text:span text:style-name="T2">)</text:span></text:p>
        </text:list-item>
        <text:list-item>
          <text:p text:style-name="P42">https://www.spoj.com/problems/KNAPSACK/</text:p>
        </text:list-item>
        <text:list-item>
          <text:p text:style-name="P43">https://www.spoj.com/problems/EDIST/</text:p>
        </text:list-item>
        <text:list-item>
          <text:p text:style-name="P43">https://www.hackerrank.com/challenges/red-john-is-back/problem</text:p>
        </text:list-item>
        <text:list-item>
          <text:p text:style-name="P43">http://codeforces.com/problemset/problem/466/C</text:p>
        </text:list-item>
        <text:list-item>
          <text:p text:style-name="P42">http://codeforces.com/problemset/problem/189/A</text:p>
        </text:list-item>
        <text:list-item>
          <text:p text:style-name="P44"><text:span text:style-name="T2">https://www.spoj.com/problems/MIXTURES/ [Hint : </text:span><text:span text:style-name="T6">https://en.wikipedia.org/wiki/Matrix_chain_multiplication</text:span><text:span text:style-name="T2">]</text:span></text:p>
        </text:list-item>
        <text:list-item>
          <text:p text:style-name="P43">https://www.spoj.com/problems/SAMER08D/</text:p>
        </text:list-item>
        <text:list-item>
          <text:p text:style-name="P43">http://codeforces.com/problemset/problem/676/C</text:p>
        </text:list-item>
        <text:list-item>
          <text:p text:style-name="P43">http://codeforces.com/problemset/problem/431/C</text:p>
        </text:list-item>
      </text:list>
      <text:p text:style-name="P2"/>
      <text:p text:style-name="P2"/>
      <text:p text:style-name="P5"><draw:rect text:anchor-type="as-char" svg:y="0cm" draw:z-index="14" draw:style-name="gr1" draw:text-style-name="P45" svg:width="0.003cm" svg:height="0.054cm"><text:p/></draw:rect></text:p>
      <text:p text:style-name="P7">Week 7 - Segment Trees and Binary Indexed Trees</text:p>
      <text:p text:style-name="P4"><draw:rect text:anchor-type="as-char" svg:y="0cm" draw:z-index="15" draw:style-name="gr1" draw:text-style-name="P45" svg:width="0.003cm" svg:height="0.054cm"><text:p/></draw:rect></text:p>
      <text:p text:style-name="P7"/>
      <text:p text:style-name="P1"><text:span text:style-name="T1">Trees are one of the most versatile data structures in Computer Science. One could say that they are omnipresent. The </text:span><text:a xlink:type="simple" xlink:href="https://en.wikipedia.org/wiki/Range_query_(data_structures)" text:style-name="Internet_20_link" text:visited-style-name="Visited_20_Internet_20_Link"><text:span text:style-name="T5">range query problem</text:span></text:a><text:span text:style-name="T1"> has been studied extensively and is extremely important in higher dimensions.</text:span></text:p>
      <text:p text:style-name="P7"/>
      <text:p text:style-name="P7">Consider this example - you are running a programming club in college and must shortlist students who will join the club in the next academic year (don't worry, we are not trying to foreshadow anything :P). You come up with the criteria that all students who have scored 90% or above in Math and have joined between 2016 and 2017 are eligible to join the club. If we represent each student as a point (x,y) in the 2D plane, where x is their score in Math and Y is the year in which they have joined, the task of shortlisting students is essentially to pick all points that are inside a rectangle in the 2D plane - a 2D <text:soft-page-break/>range query problem. Now, imagine the same problem but on the scale of Google or Facebook when you try to search for people filtered on certain attributes.</text:p>
      <text:p text:style-name="P7"/>
      <text:p text:style-name="P7">A thorough understanding of Segment Trees and Binary Indexed trees can form the foundations that can inspire you to design your own tree-based data structures in the future.</text:p>
      <text:p text:style-name="P7"/>
      <text:p text:style-name="P7">A small tip - Anything that can be done with a BIT can also be done with a Segment Tree, but the opposite is not always true. Thus, Segment Trees are strictly stronger than BITs. However, BITs are significantly faster than Segment Trees and are also faster to code.</text:p>
      <text:p text:style-name="P7"/>
      <text:p text:style-name="P7">Tutorial - </text:p>
      <text:list xml:id="list1629939686" text:style-name="WWNum12">
        <text:list-item>
          <text:p text:style-name="P23">http://codeforces.com/blog/entry/15729</text:p>
        </text:list-item>
        <text:list-item>
          <text:p text:style-name="P23">http://codeforces.com/blog/entry/15890</text:p>
        </text:list-item>
        <text:list-item>
          <text:p text:style-name="P23">https://kartikkukreja.wordpress.com/2014/11/09/a-simple-approach-to-segment-trees/</text:p>
        </text:list-item>
        <text:list-item>
          <text:p text:style-name="P23">https://kartikkukreja.wordpress.com/2015/01/10/a-simple-approach-to-segment-trees-part-2/</text:p>
        </text:list-item>
        <text:list-item>
          <text:p text:style-name="P23">https://www.topcoder.com/community/data-science/data-science-tutorials/binary-indexed-trees/</text:p>
        </text:list-item>
      </text:list>
      <text:p text:style-name="P7"/>
      <text:p text:style-name="P8">Expected time to solve : Anywhere between 30 and 120 minutes for standard problems. Hard problems might take multiple hours of thinking and debugging! Codeforces problems are on the harder side.</text:p>
      <text:p text:style-name="P7"/>
      <text:p text:style-name="P7">Problems - </text:p>
      <text:list xml:id="list1154192111" text:style-name="WWNum13">
        <text:list-item>
          <text:p text:style-name="P24">http://www.spoj.com/problems/GSS1/</text:p>
        </text:list-item>
        <text:list-item>
          <text:p text:style-name="P24">http://www.spoj.com/problems/GSS3/</text:p>
        </text:list-item>
        <text:list-item>
          <text:p text:style-name="P24">http://www.spoj.com/problems/GSS4/</text:p>
        </text:list-item>
        <text:list-item>
          <text:p text:style-name="P24">http://www.spoj.com/problems/BRCKTS/</text:p>
        </text:list-item>
        <text:list-item>
          <text:p text:style-name="P24">http://www.spoj.com/problems/FREQUENT/</text:p>
        </text:list-item>
        <text:list-item>
          <text:p text:style-name="P24">http://www.spoj.com/problems/YODANESS/</text:p>
        </text:list-item>
        <text:list-item>
          <text:p text:style-name="P24">http://www.spoj.com/problems/HORRIBLE/</text:p>
        </text:list-item>
        <text:list-item>
          <text:p text:style-name="P24"><text:soft-page-break/>http://www.spoj.com/problems/GSS2/</text:p>
        </text:list-item>
        <text:list-item>
          <text:p text:style-name="P24">http://www.spoj.com/problems/NICEDAY/</text:p>
        </text:list-item>
        <text:list-item>
          <text:p text:style-name="P24">http://www.spoj.com/problems/KGSS/</text:p>
        </text:list-item>
        <text:list-item>
          <text:p text:style-name="P24">http://codeforces.com/contest/339/problem/D</text:p>
        </text:list-item>
        <text:list-item>
          <text:p text:style-name="P24">http://codeforces.com/contest/356/problem/A</text:p>
        </text:list-item>
        <text:list-item>
          <text:p text:style-name="P24">http://codeforces.com/contest/459/problem/D</text:p>
        </text:list-item>
        <text:list-item>
          <text:p text:style-name="P24">http://codeforces.com/contest/61/problem/E</text:p>
        </text:list-item>
        <text:list-item>
          <text:p text:style-name="P24">http://codeforces.com/contest/380/problem/C</text:p>
        </text:list-item>
        <text:list-item>
          <text:p text:style-name="P24">http://codeforces.com/contest/474/problem/F</text:p>
        </text:list-item>
        <text:list-item>
          <text:p text:style-name="P24">http://codeforces.com/contest/292/problem/E</text:p>
        </text:list-item>
        <text:list-item>
          <text:p text:style-name="P24">http://codeforces.com/contest/501/problem/D</text:p>
        </text:list-item>
        <text:list-item>
          <text:p text:style-name="P24">http://codeforces.com/contest/220/problem/E</text:p>
        </text:list-item>
      </text:list>
      <text:p text:style-name="P7"/>
      <text:p text:style-name="P5"><draw:rect text:anchor-type="as-char" svg:y="0cm" draw:z-index="16" draw:style-name="gr1" draw:text-style-name="P45" svg:width="0.003cm" svg:height="0.054cm"><text:p/></draw:rect></text:p>
      <text:p text:style-name="P12">Segment Tree Mastery. Hard.</text:p>
      <text:p text:style-name="P4"><draw:rect text:anchor-type="as-char" svg:y="0cm" draw:z-index="17" draw:style-name="gr1" draw:text-style-name="P45" svg:width="0.003cm" svg:height="0.054cm"><text:p/></draw:rect></text:p>
      <text:p text:style-name="P7">We advise you to come back to this section later.</text:p>
      <text:p text:style-name="P7"/>
      <text:p text:style-name="P7">If you wish to Master Segment Trees, solve all problems given here </text:p>
      <text:p text:style-name="P7">http://codeforces.com/blog/entry/22616</text:p>
      <text:p text:style-name="P7"/>
      <text:p text:style-name="P7">And learn Persistent Segment Tree from this wonderful blog - https://blog.anudeep2011.com/persistent-segment-trees-explained-with-spoj-problems/</text:p>
      <text:p text:style-name="P5"><draw:rect text:anchor-type="as-char" svg:y="0cm" draw:z-index="18" draw:style-name="gr1" draw:text-style-name="P45" svg:width="0.003cm" svg:height="0.054cm"><text:p/></draw:rect></text:p>
      <text:p text:style-name="P7">Week 8 - Geometry</text:p>
      <text:p text:style-name="P4"><draw:rect text:anchor-type="as-char" svg:y="0cm" draw:z-index="19" draw:style-name="gr1" draw:text-style-name="P45" svg:width="0.003cm" svg:height="0.054cm"><text:p/></draw:rect></text:p>
      <text:p text:style-name="P7"/>
      <text:p text:style-name="P5"><draw:rect text:anchor-type="as-char" svg:y="0cm" draw:z-index="20" draw:style-name="gr1" draw:text-style-name="P45" svg:width="0.003cm" svg:height="0.054cm"><text:p/></draw:rect></text:p>
      <text:p text:style-name="P7">Week 9 - Dynamic Programming Level 2</text:p>
      <text:p text:style-name="P4"><draw:rect text:anchor-type="as-char" svg:y="0cm" draw:z-index="21" draw:style-name="gr1" draw:text-style-name="P45" svg:width="0.003cm" svg:height="0.054cm"><text:p/></draw:rect></text:p>
      <text:p text:style-name="P11"/>
      <text:p text:style-name="P7">Problems - </text:p>
      <text:list xml:id="list1603050074" text:style-name="WWNum7">
        <text:list-item>
          <text:p text:style-name="P25">http://codeforces.com/problemset/problem/474/D</text:p>
        </text:list-item>
        <text:list-item>
          <text:p text:style-name="P25">https://www.hackerrank.com/challenges/matrix-land/problem</text:p>
        </text:list-item>
        <text:list-item>
          <text:p text:style-name="P25">https://www.spoj.com/problems/PT07X/</text:p>
        </text:list-item>
        <text:list-item>
          <text:p text:style-name="P25"><text:soft-page-break/>https://www.spoj.com/submit/BACKPACK</text:p>
        </text:list-item>
        <text:list-item>
          <text:p text:style-name="P25">https://uva.onlinejudge.org/index.php?option=onlinejudge&amp;page=show_problem&amp;problem=2445</text:p>
        </text:list-item>
        <text:list-item>
          <text:p text:style-name="P25">https://uva.onlinejudge.org/index.php?option=com_onlinejudge&amp;Itemid=8&amp;page=show_problem&amp;problem=944</text:p>
        </text:list-item>
        <text:list-item>
          <text:p text:style-name="P25">https://uva.onlinejudge.org/index.php?option=onlinejudge&amp;page=show_problem&amp;problem=1852</text:p>
        </text:list-item>
      </text:list>
      <text:p text:style-name="P5"><draw:rect text:anchor-type="as-char" svg:y="0cm" draw:z-index="22" draw:style-name="gr1" draw:text-style-name="P45" svg:width="0.003cm" svg:height="0.054cm"><text:p/></draw:rect></text:p>
      <text:p text:style-name="P7">Week 10 - Dynamic Programming Level 3</text:p>
      <text:p text:style-name="P4"><draw:rect text:anchor-type="as-char" svg:y="0cm" draw:z-index="23" draw:style-name="gr1" draw:text-style-name="P45" svg:width="0.003cm" svg:height="0.054cm"><text:p/></draw:rect></text:p>
      <text:p text:style-name="P7">Problems - </text:p>
      <text:list xml:id="list4168492351" text:style-name="WWNum3">
        <text:list-item>
          <text:p text:style-name="P26">https://www.spoj.com/problems/COURIER/</text:p>
        </text:list-item>
        <text:list-item>
          <text:p text:style-name="P26">http://codeforces.com/problemsets/acmsguru/problem/99999/269</text:p>
        </text:list-item>
      </text:list>
      <text:p text:style-name="P5"><draw:rect text:anchor-type="as-char" svg:y="0cm" draw:z-index="24" draw:style-name="gr1" draw:text-style-name="P45" svg:width="0.003cm" svg:height="0.054cm"><text:p/></draw:rect></text:p>
      <text:p text:style-name="P7">Week 10 - Dynamic Programming Level 4</text:p>
      <text:p text:style-name="P4"><draw:rect text:anchor-type="as-char" svg:y="0cm" draw:z-index="25" draw:style-name="gr1" draw:text-style-name="P45" svg:width="0.003cm" svg:height="0.054cm"><text:p/></draw:rect></text:p>
      <text:p text:style-name="P7"/>
      <text:p text:style-name="P12">Please bear with us and don't attempt these questions before you are done with DP Levels 1, 2 and 3.</text:p>
      <text:p text:style-name="P7"/>
      <text:list xml:id="list599373187" text:style-name="WWNum4">
        <text:list-item>
          <text:p text:style-name="P27">http://www.spoj.com/problems/TRSTAGE/</text:p>
        </text:list-item>
        <text:list-item>
          <text:p text:style-name="P27">http://www.spoj.com/problems/HIST2/</text:p>
        </text:list-item>
        <text:list-item>
          <text:p text:style-name="P27">http://www.spoj.com/problems/LAZYCOWS/</text:p>
        </text:list-item>
        <text:list-item>
          <text:p text:style-name="P27">http://www.spoj.com/problems/AGGRCOW/</text:p>
        </text:list-item>
        <text:list-item>
          <text:p text:style-name="P27">http://www.spoj.com/problems/PPATH/</text:p>
        </text:list-item>
        <text:list-item>
          <text:p text:style-name="P27">http://www.spoj.com/problems/TRT/</text:p>
        </text:list-item>
        <text:list-item>
          <text:p text:style-name="P27">http://www.spoj.com/problems/BITMAP/ O(nm) solution</text:p>
        </text:list-item>
        <text:list-item>
          <text:p text:style-name="P27">http://www.spoj.com/problems/GSS3/</text:p>
        </text:list-item>
        <text:list-item>
          <text:p text:style-name="P27">http://www.spoj.com/problems/FIBOSUM/</text:p>
        </text:list-item>
        <text:list-item>
          <text:p text:style-name="P27">http://www.spoj.com/problems/ASSIGN/</text:p>
        </text:list-item>
        <text:list-item>
          <text:p text:style-name="P27">Now, read this tutorial - https://threads-iiith.quora.com/Solving-Dynamic-Programming-with-Matrix-Exponentiation and solve all problems given in the tutorial</text:p>
        </text:list-item>
        <text:list-item>
          <text:p text:style-name="P27"><text:soft-page-break/>http://codeforces.com/contest/118/problem/D</text:p>
        </text:list-item>
        <text:list-item>
          <text:p text:style-name="P27">http://codeforces.com/contest/2/problem/B</text:p>
        </text:list-item>
        <text:list-item>
          <text:p text:style-name="P27">http://codeforces.com/contest/4/problem/D</text:p>
        </text:list-item>
        <text:list-item>
          <text:p text:style-name="P27">http://codeforces.com/contest/33/problem/C</text:p>
        </text:list-item>
        <text:list-item>
          <text:p text:style-name="P27">http://codeforces.com/contest/5/problem/C</text:p>
        </text:list-item>
        <text:list-item>
          <text:p text:style-name="P27">http://codeforces.com/contest/82/problem/D</text:p>
        </text:list-item>
        <text:list-item>
          <text:p text:style-name="P27">http://codeforces.com/contest/73/problem/C</text:p>
        </text:list-item>
        <text:list-item>
          <text:p text:style-name="P27">http://codeforces.com/contest/38/problem/E</text:p>
        </text:list-item>
        <text:list-item>
          <text:p text:style-name="P27">http://codeforces.com/contest/30/problem/C</text:p>
        </text:list-item>
        <text:list-item>
          <text:p text:style-name="P27">http://codeforces.com/contest/119/problem/C</text:p>
        </text:list-item>
        <text:list-item>
          <text:p text:style-name="P27">http://codeforces.com/contest/101/problem/B</text:p>
        </text:list-item>
        <text:list-item>
          <text:p text:style-name="P27">http://codeforces.com/contest/113/problem/B</text:p>
        </text:list-item>
        <text:list-item>
          <text:p text:style-name="P27">http://codeforces.com/contest/19/problem/B</text:p>
        </text:list-item>
        <text:list-item>
          <text:p text:style-name="P27">http://codeforces.com/contest/8/problem/C</text:p>
        </text:list-item>
        <text:list-item>
          <text:p text:style-name="P27">http://codeforces.com/contest/111/problem/C</text:p>
        </text:list-item>
        <text:list-item>
          <text:p text:style-name="P27">http://codeforces.com/contest/128/problem/C</text:p>
        </text:list-item>
        <text:list-item>
          <text:p text:style-name="P27">http://codeforces.com/contest/13/problem/C</text:p>
        </text:list-item>
        <text:list-item>
          <text:p text:style-name="P27">http://codeforces.com/contest/46/problem/E</text:p>
        </text:list-item>
        <text:list-item>
          <text:p text:style-name="P27">http://codeforces.com/contest/77/problem/C</text:p>
        </text:list-item>
        <text:list-item>
          <text:p text:style-name="P27">http://codeforces.com/contest/75/problem/D</text:p>
        </text:list-item>
        <text:list-item>
          <text:p text:style-name="P27">http://codeforces.com/contest/54/problem/C</text:p>
        </text:list-item>
        <text:list-item>
          <text:p text:style-name="P27">http://codeforces.com/contest/41/problem/D</text:p>
        </text:list-item>
        <text:list-item>
          <text:p text:style-name="P27">http://codeforces.com/contest/69/problem/D</text:p>
        </text:list-item>
        <text:list-item>
          <text:p text:style-name="P27">http://codeforces.com/contest/11/problem/D</text:p>
        </text:list-item>
        <text:list-item>
          <text:p text:style-name="P27">http://codeforces.com/contest/21/problem/C</text:p>
        </text:list-item>
        <text:list-item>
          <text:p text:style-name="P27">http://codeforces.com/contest/27/problem/E</text:p>
        </text:list-item>
        <text:list-item>
          <text:p text:style-name="P27">http://codeforces.com/contest/95/problem/E</text:p>
        </text:list-item>
        <text:list-item>
          <text:p text:style-name="P27">http://codeforces.com/contest/123/problem/C</text:p>
        </text:list-item>
        <text:list-item>
          <text:p text:style-name="P27">http://codeforces.com/contest/126/problem/D</text:p>
        </text:list-item>
        <text:list-item>
          <text:p text:style-name="P27">http://codeforces.com/contest/49/problem/E</text:p>
        </text:list-item>
      </text:list>
      <text:p text:style-name="P13"/>
      <text:p text:style-name="P5"><draw:rect text:anchor-type="as-char" svg:y="0cm" draw:z-index="26" draw:style-name="gr1" draw:text-style-name="P45" svg:width="0.003cm" svg:height="0.054cm"><text:p/></draw:rect></text:p>
      <text:p text:style-name="P4"><text:span text:style-name="T8">Blackmagic </text:span><text:span text:style-name="T2">and</text:span><text:span text:style-name="T8"> Wizardry</text:span></text:p>
      <text:p text:style-name="P4"><draw:rect text:anchor-type="as-char" svg:y="0cm" draw:z-index="27" draw:style-name="gr1" draw:text-style-name="P45" svg:width="0.003cm" svg:height="0.054cm"><text:p/></draw:rect></text:p>
      <text:p text:style-name="P7"><text:soft-page-break/></text:p>
      <text:p text:style-name="P14">Mobius Inversion Formula</text:p>
      <text:p text:style-name="P14">Miller Rabin Primality Test</text:p>
      <text:p text:style-name="P14">KMP, Z-Algorithm</text:p>
      <text:p text:style-name="P14">Numerical Methods, Newton-Raphson</text:p>
      <text:p text:style-name="P14">Gaussian Elimination</text:p>
      <text:p text:style-name="P14">Shortest Paths</text:p>
      <text:p text:style-name="P14">Bit masking</text:p>
      <text:p text:style-name="P14">Sparse Tables and Binary Ascent</text:p>
      <text:p text:style-name="P14">Euler Tours</text:p>
      <text:p text:style-name="P14">Meet-in-the-middle</text:p>
      <text:p text:style-name="P14">Dynamic Programming Optimizations</text:p>
      <text:p text:style-name="P14">DP over broken profile</text:p>
      <text:p text:style-name="P14">Lagrange Multipliers</text:p>
      <text:p text:style-name="P14">Square Root Decomposition</text:p>
      <text:p text:style-name="P14">Heavy Light Decomposition</text:p>
      <text:p text:style-name="P14">Centroid Decomposition</text:p>
      <text:p text:style-name="P14">Persistent Data Structures</text:p>
      <text:p text:style-name="P14">Palindromic Tree</text:p>
      <text:p text:style-name="P14">Aho-Corasick Algorithm</text:p>
      <text:p text:style-name="P14">Suffix Arrays,</text:p>
      <text:p text:style-name="P14">Suffix Automaton</text:p>
      <text:p text:style-name="P14">Matching and Network Flows</text:p>
      <text:p text:style-name="P14">2-SAT</text:p>
      <text:p text:style-name="P14">FFT, NTT, FWHT</text:p>
      <text:p text:style-name="P14">Cut Space and Cycle Space</text:p>
      <text:p text:style-name="P14">Matroids and Matroid Intersections</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4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08T18:28:19.796531816</dc:date>
    <meta:editing-duration>P1DT20H9M48S</meta:editing-duration>
    <meta:editing-cycles>15</meta:editing-cycles>
    <meta:document-statistic meta:table-count="0" meta:image-count="0" meta:object-count="0" meta:page-count="17" meta:paragraph-count="349" meta:word-count="2706" meta:character-count="21501" meta:non-whitespace-character-count="19320"/>
  </office:meta>
</office:document-meta>
</file>